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30000017BF1CD44B6.png" manifest:media-type="image/png"/>
  <manifest:file-entry manifest:full-path="Pictures/10000001000002900000028CCEF37505.png" manifest:media-type="image/png"/>
  <manifest:file-entry manifest:full-path="Pictures/1000000100000256000001D933E9858F.png" manifest:media-type="image/png"/>
  <manifest:file-entry manifest:full-path="Pictures/100000010000028B00000175105CC360.png" manifest:media-type="image/png"/>
  <manifest:file-entry manifest:full-path="Pictures/10000001000002DB000001B3EF3DA32E.png" manifest:media-type="image/png"/>
  <manifest:file-entry manifest:full-path="Pictures/10000001000002D600000176A5311796.png" manifest:media-type="image/png"/>
  <manifest:file-entry manifest:full-path="Pictures/10000001000002A2000001EFB83277D5.png" manifest:media-type="image/png"/>
  <manifest:file-entry manifest:full-path="Pictures/10000001000002AA00000256EF4480BB.png" manifest:media-type="image/png"/>
  <manifest:file-entry manifest:full-path="Pictures/10000001000002C3000001B6BFA1019C.png" manifest:media-type="image/png"/>
  <manifest:file-entry manifest:full-path="Pictures/100000010000029B000002101143FB74.png" manifest:media-type="image/png"/>
  <manifest:file-entry manifest:full-path="Pictures/10000001000002840000025D3E710CCE.png" manifest:media-type="image/png"/>
  <manifest:file-entry manifest:full-path="Pictures/10000001000002E00000023633660BDE.png" manifest:media-type="image/png"/>
  <manifest:file-entry manifest:full-path="Pictures/10000001000003000000028F336EE8EB.png" manifest:media-type="image/png"/>
  <manifest:file-entry manifest:full-path="Pictures/1000000100000309000002295BCC78E5.png" manifest:media-type="image/png"/>
  <manifest:file-entry manifest:full-path="Pictures/10000001000002E70000016924AC5E0D.png" manifest:media-type="image/png"/>
  <manifest:file-entry manifest:full-path="Pictures/10000001000002D300000269ACF484F1.png" manifest:media-type="image/png"/>
  <manifest:file-entry manifest:full-path="Pictures/1000000100000327000001F1EB359B41.png" manifest:media-type="image/png"/>
  <manifest:file-entry manifest:full-path="Pictures/100000010000028F000001BC0BEE16A8.png" manifest:media-type="image/png"/>
  <manifest:file-entry manifest:full-path="Pictures/100000010000031200000257272D227C.png" manifest:media-type="image/png"/>
  <manifest:file-entry manifest:full-path="Pictures/10000001000002EB000001C4E90840CB.png" manifest:media-type="image/png"/>
  <manifest:file-entry manifest:full-path="Pictures/100000010000028800000239E500210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8.702cm" table:align="margins" style:shadow="none" style:may-break-between-rows="true" table:border-model="collapsing"/>
    </style:style>
    <style:style style:name="Tabla1.A" style:family="table-column">
      <style:table-column-properties style:column-width="16.787cm" style:rel-column-width="38329*"/>
    </style:style>
    <style:style style:name="Tabla1.B" style:family="table-column">
      <style:table-column-properties style:column-width="11.915cm" style:rel-column-width="27206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5" style:family="table-row">
      <style:table-row-properties fo:keep-together="auto"/>
    </style:style>
    <style:style style:name="Tabla1.11" style:family="table-row">
      <style:table-row-properties style:min-row-height="0.755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44ed" officeooo:paragraph-rsid="000444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44ed" officeooo:paragraph-rsid="000839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c478" officeooo:paragraph-rsid="0005c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c478" officeooo:paragraph-rsid="00099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01d2" officeooo:paragraph-rsid="000601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01d2" officeooo:paragraph-rsid="000ba6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971" officeooo:paragraph-rsid="0006a9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1"><draw:frame draw:style-name="fr1" draw:name="Imagen1" text:anchor-type="char" svg:width="13.912cm" svg:height="7.971cm" draw:z-index="0"><draw:image xlink:href="Pictures/100000010000028B00000175105CC360.png" xlink:type="simple" xlink:show="embed" xlink:actuate="onLoad" draw:mime-type="image/png"/></draw:frame></text:p>
          </table:table-cell>
          <table:table-cell table:style-name="Tabla1.B1" office:value-type="string">
            <text:p text:style-name="P2"><draw:frame draw:style-name="fr2" draw:name="Imagen2" text:anchor-type="char" svg:width="10.825cm" svg:height="7.948cm" draw:z-index="1"><draw:image xlink:href="Pictures/10000001000002A2000001EFB83277D5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1"><draw:frame draw:style-name="fr2" draw:name="Imagen3" text:anchor-type="char" svg:width="13.781cm" svg:height="8.537cm" draw:z-index="2"><draw:image xlink:href="Pictures/10000001000002C3000001B6BFA1019C.png" xlink:type="simple" xlink:show="embed" xlink:actuate="onLoad" draw:mime-type="image/png"/></draw:frame></text:p>
          </table:table-cell>
          <table:table-cell table:style-name="Tabla1.B2" office:value-type="string">
            <text:p text:style-name="P2"><draw:frame draw:style-name="fr2" draw:name="Imagen4" text:anchor-type="char" svg:width="10.458cm" svg:height="8.271cm" draw:z-index="3"><draw:image xlink:href="Pictures/1000000100000256000001D933E9858F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1"><draw:frame draw:style-name="fr2" draw:name="Imagen5" text:anchor-type="char" svg:width="12.284cm" svg:height="7.31cm" draw:z-index="4"><draw:image xlink:href="Pictures/10000001000002DB000001B3EF3DA32E.png" xlink:type="simple" xlink:show="embed" xlink:actuate="onLoad" draw:mime-type="image/png"/></draw:frame><text:soft-page-break/></text:p>
          </table:table-cell>
          <table:table-cell table:style-name="Tabla1.B2" office:value-type="string">
            <text:p text:style-name="P2"><draw:frame draw:style-name="fr2" draw:name="Imagen6" text:anchor-type="char" svg:width="9.878cm" svg:height="9.816cm" draw:z-index="5"><draw:image xlink:href="Pictures/10000001000002900000028CCEF37505.png" xlink:type="simple" xlink:show="embed" xlink:actuate="onLoad" draw:mime-type="image/png"/></draw:frame><text:soft-page-break/></text:p>
          </table:table-cell>
        </table:table-row>
        <table:table-row>
          <table:table-cell table:style-name="Tabla1.A2" office:value-type="string">
            <text:p text:style-name="P1"><draw:frame draw:style-name="fr2" draw:name="Imagen7" text:anchor-type="char" svg:width="8.941cm" svg:height="8.4cm" draw:z-index="6"><draw:image xlink:href="Pictures/10000001000002840000025D3E710CCE.png" xlink:type="simple" xlink:show="embed" xlink:actuate="onLoad" draw:mime-type="image/png"/></draw:frame></text:p>
          </table:table-cell>
          <table:table-cell table:style-name="Tabla1.B2" office:value-type="string">
            <text:p text:style-name="P3"><draw:frame draw:style-name="fr2" draw:name="Imagen8" text:anchor-type="char" svg:width="10.442cm" svg:height="8.266cm" draw:z-index="7"><draw:image xlink:href="Pictures/100000010000029B000002101143FB74.png" xlink:type="simple" xlink:show="embed" xlink:actuate="onLoad" draw:mime-type="image/png"/></draw:frame></text:p>
            <text:p text:style-name="P2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9" text:anchor-type="char" svg:width="11.197cm" svg:height="8.611cm" draw:z-index="8"><draw:image xlink:href="Pictures/10000001000002E00000023633660BDE.png" xlink:type="simple" xlink:show="embed" xlink:actuate="onLoad" draw:mime-type="image/png"/></draw:frame></text:p>
          </table:table-cell>
          <table:table-cell table:style-name="Tabla1.B2" office:value-type="string">
            <text:p text:style-name="P4"><draw:frame draw:style-name="fr2" draw:name="Imagen10" text:anchor-type="char" svg:width="11.128cm" svg:height="9.491cm" draw:z-index="9"><draw:image xlink:href="Pictures/10000001000003000000028F336EE8EB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n11" text:anchor-type="char" svg:width="12.321cm" svg:height="8.768cm" draw:z-index="10"><draw:image xlink:href="Pictures/1000000100000309000002295BCC78E5.png" xlink:type="simple" xlink:show="embed" xlink:actuate="onLoad" draw:mime-type="image/png"/></draw:frame></text:p>
          </table:table-cell>
          <table:table-cell table:style-name="Tabla1.B2" office:value-type="string">
            <text:p text:style-name="P5"><draw:frame draw:style-name="fr2" draw:name="Imagen12" text:anchor-type="char" svg:width="11.225cm" svg:height="5.454cm" draw:z-index="11"><draw:image xlink:href="Pictures/10000001000002E70000016924AC5E0D.png" xlink:type="simple" xlink:show="embed" xlink:actuate="onLoad" draw:mime-type="image/png"/></draw:frame></text:p>
            <text:p text:style-name="P4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13" text:anchor-type="char" svg:width="10.437cm" svg:height="9.151cm" draw:z-index="12"><draw:image xlink:href="Pictures/10000001000002AA00000256EF4480BB.png" xlink:type="simple" xlink:show="embed" xlink:actuate="onLoad" draw:mime-type="image/png"/></draw:frame></text:p>
          </table:table-cell>
          <table:table-cell table:style-name="Tabla1.B2" office:value-type="string">
            <text:p text:style-name="P5"><draw:frame draw:style-name="fr2" draw:name="Imagen14" text:anchor-type="char" svg:width="11.331cm" svg:height="6.978cm" draw:z-index="13"><draw:image xlink:href="Pictures/1000000100000327000001F1EB359B41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n15" text:anchor-type="char" svg:width="14.811cm" svg:height="7.631cm" draw:z-index="14"><draw:image xlink:href="Pictures/10000001000002D600000176A5311796.png" xlink:type="simple" xlink:show="embed" xlink:actuate="onLoad" draw:mime-type="image/png"/></draw:frame></text:p>
          </table:table-cell>
          <table:table-cell table:style-name="Tabla1.B2" office:value-type="string">
            <text:p text:style-name="P5"><draw:frame draw:style-name="fr2" draw:name="Imagen16" text:anchor-type="char" svg:width="11.109cm" svg:height="7.53cm" draw:z-index="15"><draw:image xlink:href="Pictures/100000010000028F000001BC0BEE16A8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n17" text:anchor-type="char" svg:width="10.952cm" svg:height="8.347cm" draw:z-index="16"><draw:image xlink:href="Pictures/100000010000031200000257272D227C.png" xlink:type="simple" xlink:show="embed" xlink:actuate="onLoad" draw:mime-type="image/png"/></draw:frame><text:soft-page-break/></text:p>
          </table:table-cell>
          <table:table-cell table:style-name="Tabla1.B2" office:value-type="string">
            <text:p text:style-name="P6"><draw:frame draw:style-name="fr2" draw:name="Imagen18" text:anchor-type="char" svg:width="11.185cm" svg:height="5.729cm" draw:z-index="17"><draw:image xlink:href="Pictures/10000001000002E30000017BF1CD44B6.png" xlink:type="simple" xlink:show="embed" xlink:actuate="onLoad" draw:mime-type="image/png"/></draw:frame><text:soft-page-break/></text:p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n19" text:anchor-type="char" svg:width="11.289cm" svg:height="9.633cm" draw:z-index="18"><draw:image xlink:href="Pictures/10000001000002D300000269ACF484F1.png" xlink:type="simple" xlink:show="embed" xlink:actuate="onLoad" draw:mime-type="image/png"/></draw:frame></text:p>
          </table:table-cell>
          <table:table-cell table:style-name="Tabla1.B2" office:value-type="string">
            <text:p text:style-name="P7"><draw:frame draw:style-name="fr2" draw:name="Imagen20" text:anchor-type="char" svg:width="11.331cm" svg:height="6.856cm" draw:z-index="19"><draw:image xlink:href="Pictures/10000001000002EB000001C4E90840CB.png" xlink:type="simple" xlink:show="embed" xlink:actuate="onLoad" draw:mime-type="image/png"/></draw:frame></text:p>
          </table:table-cell>
        </table:table-row>
        <text:soft-page-break/>
        <table:table-row table:style-name="Tabla1.11">
          <table:table-cell table:style-name="Tabla1.A2" office:value-type="string">
            <text:p text:style-name="P1"><draw:frame draw:style-name="fr2" draw:name="Imagen21" text:anchor-type="char" svg:width="12.982cm" svg:height="11.4cm" draw:z-index="20"><draw:image xlink:href="Pictures/100000010000028800000239E5002101.png" xlink:type="simple" xlink:show="embed" xlink:actuate="onLoad" draw:mime-type="image/png"/></draw:frame></text:p>
          </table:table-cell>
          <table:table-cell table:style-name="Tabla1.B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18:34:54.162774460</meta:creation-date>
    <dc:date>2025-04-15T01:08:30.473000000</dc:date>
    <meta:editing-duration>PT30M33S</meta:editing-duration>
    <meta:editing-cycles>6</meta:editing-cycles>
    <meta:generator>LibreOffice/24.8.5.2$Windows_X86_64 LibreOffice_project/fddf2685c70b461e7832239a0162a77216259f22</meta:generator>
    <meta:document-statistic meta:table-count="1" meta:image-count="21" meta:object-count="0" meta:page-count="6" meta:paragraph-count="0" meta:word-count="0" meta:character-count="0" meta:non-whitespace-character-count="0"/>
  </office:meta>
</office:document-meta>
</file>